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USIYUPANQUI HUAMAN DE ZEGARRA, LEONAR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SIYUPANQUI HUAMAN DE ZEGARRA, LEONAR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3410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49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